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la he fet complet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la he fet complet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la he fet complet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la he fet complet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la he fet complet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la he fet complet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la he fet complet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la he fet complet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No la he fe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0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No la he fe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K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L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M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N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O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P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Q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R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S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T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U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V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Y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Z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A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B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C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AD</text:p>
          </table:table-cell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....</text:p>
          </table:table-cell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20T09:09:04.193711989</dc:date>
    <meta:editing-duration>PT13M11S</meta:editing-duration>
    <meta:editing-cycles>2</meta:editing-cycles>
    <meta:document-statistic meta:table-count="1" meta:cell-count="68" meta:object-count="0"/>
  </office:meta>
</office:document-meta>
</file>